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200000273C79F3B59D4E46C2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65256" officeooo:paragraph-rsid="00065256"/>
    </style:style>
    <style:style style:name="fr1" style:family="graphic" style:parent-style-name="Graphics">
      <style:graphic-properties style:vertical-pos="from-top" style:vertical-rel="paragraph" style:horizontal-pos="from-left" style:horizontal-rel="paragraph" style:mirror="none" fo:clip="rect(0in, -0.2555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Arduino Build Process</text:p>
      <text:p text:style-name="Text_20_body"/>
      <text:p text:style-name="P1"><draw:frame draw:style-name="fr1" draw:name="Image1" text:anchor-type="paragraph" svg:x="-0.3602in" svg:y="1.1945in" svg:width="3.6098in" svg:height="6.5311in" draw:z-index="0"><draw:image xlink:href="Pictures/100002010000014200000273C79F3B59D4E46C20.png" xlink:type="simple" xlink:show="embed" xlink:actuate="onLoad"/></draw:frame>When we press the 'upload' button, the following process is exectuted to get the human readable code we've written running on the Arduino. <text:line-break/><text:line-break/></text:p>
      <text:p text:style-name="P1"/>
      <text:p text:style-name="P1"/>
      <text:p text:style-name="P1">1) The sketch files, included libraries, and standard libraries are all passed to the compiler. Often sketches are just a single file, but we can spread them out over multiple files if the situtation calls for it. The included libraries are the ones we've manually linked into our sketch. The standard libraries are the low level features that are included in every sketch.</text:p>
      <text:p text:style-name="P1"/>
      <text:p text:style-name="P1"/>
      <text:p text:style-name="P1"/>
      <text:p text:style-name="P1">2) The compiler checks to make sure there are no errors, and then compiles all of the human readable source files into a single, machine readable hex file.</text:p>
      <text:p text:style-name="P1"/>
      <text:p text:style-name="P1"/>
      <text:p text:style-name="P1"/>
      <text:p text:style-name="P1">3) A program called AVR sends the Hex file over the USB connection to the Arduino; with instructions for the Arduion to write this Hex file into program memory<text:line-break/><text:line-break/><text:line-break/><text:line-break/><text:line-break/>4) Some low level code already running on the Arduino takes that hex file that was sent over USB and writes it to program memory where it will be exectuted by the Arduino after a rest. The final step is resetting the Arduino so the code begins to ru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6M5S</meta:editing-duration>
    <meta:editing-cycles>3</meta:editing-cycles>
    <meta:generator>LibreOffice/5.2.1.2$Windows_x86 LibreOffice_project/31dd62db80d4e60af04904455ec9c9219178d620</meta:generator>
    <dc:date>2017-03-19T15:01:31.536000000</dc:date>
    <meta:document-statistic meta:table-count="0" meta:image-count="1" meta:object-count="0" meta:page-count="1" meta:paragraph-count="5" meta:word-count="196" meta:character-count="1110" meta:non-whitespace-character-count="911"/>
    <meta:user-defined meta:name="Info 1"/>
    <meta:user-defined meta:name="Info 2"/>
    <meta:user-defined meta:name="Info 3"/>
    <meta:user-defined meta:name="Info 4"/>
  </office:meta>
</office:document-meta>
</file>